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6bfa41"/>
    </style:style>
    <style:style style:name="P2" style:family="paragraph" style:parent-style-name="Standard">
      <style:paragraph-properties fo:text-align="justify" style:justify-single-word="false"/>
      <style:text-properties officeooo:paragraph-rsid="0033ee90"/>
    </style:style>
    <style:style style:name="P3" style:family="paragraph" style:parent-style-name="Standard">
      <style:paragraph-properties fo:text-align="justify" style:justify-single-word="false"/>
      <style:text-properties officeooo:paragraph-rsid="006feba4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2pt" officeooo:paragraph-rsid="000ea3a0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2pt" officeooo:paragraph-rsid="0063b9dd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2pt" officeooo:paragraph-rsid="0030ced4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2pt" officeooo:paragraph-rsid="0013405f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2pt" officeooo:paragraph-rsid="001828e3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2pt" officeooo:paragraph-rsid="003adbfd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2pt" officeooo:paragraph-rsid="001530fc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2pt" officeooo:paragraph-rsid="002803c2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2pt" officeooo:paragraph-rsid="0019be87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12pt" style:font-name-asian="Arial1" style:font-size-asian="12pt" style:font-name-complex="Arial1" style:font-size-complex="12pt" style:language-complex="pt" style:country-complex="PT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" fo:font-size="18pt" officeooo:paragraph-rsid="00607129" style:font-size-asian="18pt" style:font-size-complex="18pt"/>
    </style:style>
    <style:style style:name="P17" style:family="paragraph" style:parent-style-name="Standard">
      <style:paragraph-properties fo:text-align="justify" style:justify-single-word="false"/>
      <style:text-properties fo:color="#000000" style:font-name="arial" fo:font-size="18pt" officeooo:paragraph-rsid="0064a0a0" style:font-size-asian="18pt" style:font-size-complex="18pt"/>
    </style:style>
    <style:style style:name="P18" style:family="paragraph" style:parent-style-name="Standard">
      <style:paragraph-properties fo:text-align="justify" style:justify-single-word="false"/>
      <style:text-properties fo:color="#000000" style:font-name="arial" fo:font-size="18pt" fo:font-weight="bold" officeooo:paragraph-rsid="004b2349" style:font-size-asian="18pt" style:font-weight-asian="bold" style:font-name-complex="Arial1" style:font-size-complex="18pt" style:language-complex="pt" style:country-complex="PT"/>
    </style:style>
    <style:style style:name="P19" style:family="paragraph" style:parent-style-name="Standard">
      <style:paragraph-properties fo:text-align="justify" style:justify-single-word="false"/>
      <style:text-properties style:font-name="arial"/>
    </style:style>
    <style:style style:name="P20" style:family="paragraph" style:parent-style-name="Standard">
      <style:paragraph-properties fo:text-align="justify" style:justify-single-word="false"/>
      <style:text-properties style:font-name="arial" officeooo:paragraph-rsid="00622c0c"/>
    </style:style>
    <style:style style:name="P21" style:family="paragraph" style:parent-style-name="Standard">
      <style:paragraph-properties fo:text-align="justify" style:justify-single-word="false"/>
      <style:text-properties style:font-name="arial" officeooo:paragraph-rsid="0064a0a0"/>
    </style:style>
    <style:style style:name="P22" style:family="paragraph" style:parent-style-name="Standard">
      <style:paragraph-properties fo:text-align="justify" style:justify-single-word="false"/>
      <style:text-properties style:font-name="arial" officeooo:paragraph-rsid="0063b9dd"/>
    </style:style>
    <style:style style:name="P23" style:family="paragraph" style:parent-style-name="Standard">
      <style:paragraph-properties fo:text-align="justify" style:justify-single-word="false"/>
      <style:text-properties style:font-name="arial" officeooo:paragraph-rsid="00687119"/>
    </style:style>
    <style:style style:name="P24" style:family="paragraph" style:parent-style-name="Standard">
      <style:paragraph-properties fo:text-align="justify" style:justify-single-word="false"/>
      <style:text-properties style:font-name="arial" officeooo:paragraph-rsid="004b2349"/>
    </style:style>
    <style:style style:name="P25" style:family="paragraph" style:parent-style-name="Standard">
      <style:paragraph-properties fo:text-align="justify" style:justify-single-word="false"/>
      <style:text-properties style:font-name="arial" officeooo:paragraph-rsid="00617058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6d1691" officeooo:paragraph-rsid="00210946" style:font-size-asian="12pt" style:font-size-complex="12pt"/>
    </style:style>
    <style:style style:name="P27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500d21" style:font-size-asian="18pt" style:font-size-complex="18pt"/>
    </style:style>
    <style:style style:name="P28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3d34e2" style:font-size-asian="18pt" style:font-size-complex="18pt"/>
    </style:style>
    <style:style style:name="P29" style:family="paragraph" style:parent-style-name="Heading_20_1">
      <style:paragraph-properties fo:text-align="justify" style:justify-single-word="false"/>
      <style:text-properties fo:color="#000000" style:font-name="arial" fo:font-size="12pt" style:font-size-asian="12pt" style:font-name-complex="Arial1" style:font-size-complex="12pt" style:language-complex="pt" style:country-complex="PT"/>
    </style:style>
    <style:style style:name="P30" style:family="paragraph" style:parent-style-name="Heading_20_2">
      <style:paragraph-properties fo:text-align="justify" style:justify-single-word="false"/>
      <style:text-properties officeooo:paragraph-rsid="000ea3a0"/>
    </style:style>
    <style:style style:name="P31" style:family="paragraph" style:parent-style-name="Title" style:master-page-name="First_20_Page">
      <style:paragraph-properties fo:text-align="justify" style:justify-single-word="false" style:page-number="auto"/>
      <style:text-properties fo:color="#000000" style:font-name="arial" fo:font-size="24pt" officeooo:paragraph-rsid="000ea3a0" style:font-name-asian="Arial1" style:font-size-asian="24pt" style:font-name-complex="Arial1" style:font-size-complex="24pt" style:language-complex="pt" style:country-complex="PT"/>
    </style:style>
    <style:style style:name="P32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0ea3a0" style:font-size-asian="18pt" style:font-size-complex="18pt"/>
    </style:style>
    <style:style style:name="P33" style:family="paragraph" style:parent-style-name="Standard">
      <style:paragraph-properties fo:text-align="justify" style:justify-single-word="false"/>
      <style:text-properties officeooo:paragraph-rsid="007552e1"/>
    </style:style>
    <style:style style:name="T1" style:family="text">
      <style:text-properties fo:color="#000000" style:font-name="arial" fo:font-size="12pt" style:text-underline-style="none" style:font-name-asian="Arial1" style:font-size-asian="12pt" style:font-name-complex="Arial1" style:font-size-complex="12pt" style:language-complex="pt" style:country-complex="PT"/>
    </style:style>
    <style:style style:name="T2" style:family="text">
      <style:text-properties fo:color="#000000" style:font-name="arial" fo:font-size="12pt" style:text-underline-style="none" officeooo:rsid="00047fbc" style:font-name-asian="Arial1" style:font-size-asian="12pt" style:font-name-complex="Arial1" style:font-size-complex="12pt" style:language-complex="pt" style:country-complex="PT"/>
    </style:style>
    <style:style style:name="T3" style:family="text">
      <style:text-properties fo:color="#000000" style:font-name="arial" fo:font-size="12pt" style:text-underline-style="none" officeooo:rsid="002b5927" style:font-name-asian="Arial1" style:font-size-asian="12pt" style:font-name-complex="Arial1" style:font-size-complex="12pt" style:language-complex="pt" style:country-complex="PT"/>
    </style:style>
    <style:style style:name="T4" style:family="text">
      <style:text-properties fo:color="#000000" style:font-name="arial" fo:font-size="12pt" style:text-underline-style="none" officeooo:rsid="002cdfe1" style:font-name-asian="Arial1" style:font-size-asian="12pt" style:font-name-complex="Arial1" style:font-size-complex="12pt" style:language-complex="pt" style:country-complex="PT"/>
    </style:style>
    <style:style style:name="T5" style:family="text">
      <style:text-properties fo:color="#000000" style:font-name="arial" fo:font-size="12pt" style:text-underline-style="none" officeooo:rsid="00495cb2" style:font-name-asian="Arial1" style:font-size-asian="12pt" style:font-name-complex="Arial1" style:font-size-complex="12pt" style:language-complex="pt" style:country-complex="PT"/>
    </style:style>
    <style:style style:name="T6" style:family="text">
      <style:text-properties fo:color="#000000" style:font-name="arial" fo:font-size="12pt" style:text-underline-style="none" officeooo:rsid="00617058" style:font-name-asian="Arial1" style:font-size-asian="12pt" style:font-name-complex="Arial1" style:font-size-complex="12pt" style:language-complex="pt" style:country-complex="PT"/>
    </style:style>
    <style:style style:name="T7" style:family="text">
      <style:text-properties fo:color="#000000" style:font-name="arial" fo:font-size="12pt" style:text-underline-style="none" style:font-size-asian="12pt" style:font-size-complex="12pt"/>
    </style:style>
    <style:style style:name="T8" style:family="text">
      <style:text-properties fo:color="#000000" style:font-name="arial" fo:font-size="12pt" style:text-underline-style="none" officeooo:rsid="002cdfe1" style:font-size-asian="12pt" style:font-size-complex="12pt"/>
    </style:style>
    <style:style style:name="T9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000000" style:font-name="arial"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1" style:family="text">
      <style:text-properties fo:color="#000000" style:font-name="arial" fo:font-size="12pt" fo:font-weight="normal" officeooo:rsid="0030ced4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2" style:family="text">
      <style:text-properties fo:color="#000000" style:font-name="arial" fo:font-size="12pt" fo:font-weight="normal" officeooo:rsid="006bfa41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3" style:family="text">
      <style:text-properties fo:color="#000000" style:font-name="arial" fo:font-size="12pt" fo:font-weight="normal" officeooo:rsid="0033ee90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4" style:family="text">
      <style:text-properties fo:color="#000000" style:font-name="arial" fo:font-size="12pt" fo:font-weight="normal" officeooo:rsid="007552e1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5" style:family="text">
      <style:text-properties fo:color="#000000" style:font-name="arial" fo:font-size="12pt" fo:font-weight="normal" officeooo:rsid="007cfc2f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6" style:family="text">
      <style:text-properties fo:color="#000000" style:font-name="arial" fo:font-size="12pt" style:text-underline-style="solid" style:text-underline-width="auto" style:text-underline-color="font-color" style:font-name-asian="Arial1" style:font-size-asian="12pt" style:font-name-complex="Arial1" style:font-size-complex="12pt" style:language-complex="pt" style:country-complex="PT"/>
    </style:style>
    <style:style style:name="T17" style:family="text">
      <style:text-properties fo:color="#000000" style:font-name="arial" fo:font-size="12pt" style:text-underline-style="solid" style:text-underline-width="auto" style:text-underline-color="font-color" officeooo:rsid="002cdfe1" style:font-name-asian="Arial1" style:font-size-asian="12pt" style:font-name-complex="Arial1" style:font-size-complex="12pt" style:language-complex="pt" style:country-complex="PT"/>
    </style:style>
    <style:style style:name="T18" style:family="text">
      <style:text-properties fo:color="#000000" style:font-name="arial" fo:font-size="12pt" style:text-underline-style="solid" style:text-underline-width="auto" style:text-underline-color="font-color" officeooo:rsid="00047fbc" style:font-name-asian="Arial1" style:font-size-asian="12pt" style:font-name-complex="Arial1" style:font-size-complex="12pt" style:language-complex="pt" style:country-complex="PT"/>
    </style:style>
    <style:style style:name="T19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0" style:family="text">
      <style:text-properties fo:color="#000000" style:font-name="arial" fo:font-size="12pt" fo:font-weight="bold" officeooo:rsid="006bfa4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1" style:family="text">
      <style:text-properties fo:color="#000000" style:font-name="arial" fo:font-size="12pt" fo:font-weight="bold" officeooo:rsid="002d9598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2" style:family="text">
      <style:text-properties fo:color="#000000" style:font-name="arial" fo:font-size="12pt" fo:font-weight="bold" officeooo:rsid="00622c0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3" style:family="text">
      <style:text-properties fo:color="#000000" style:font-name="arial" fo:font-size="12pt" fo:font-weight="bold" officeooo:rsid="0030ced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4" style:family="text">
      <style:text-properties fo:color="#000000" style:font-name="arial" fo:font-size="12pt" fo:font-weight="bold" officeooo:rsid="0013405f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5" style:family="text">
      <style:text-properties fo:color="#000000" style:font-name="arial" fo:font-size="12pt" fo:font-weight="bold" officeooo:rsid="0065920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6" style:family="text">
      <style:text-properties fo:color="#000000" style:font-name="arial" fo:font-size="12pt" fo:font-weight="bold" officeooo:rsid="0033ee90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7" style:family="text">
      <style:text-properties fo:color="#000000" style:font-name="arial" fo:font-size="12pt" fo:font-weight="bold" officeooo:rsid="006feba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8" style:family="text">
      <style:text-properties fo:color="#000000" style:font-name="arial" fo:font-size="12pt" fo:font-weight="bold" officeooo:rsid="007552e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9" style:family="text">
      <style:text-properties fo:color="#000000" style:font-name="arial" style:text-underline-style="solid" style:text-underline-width="auto" style:text-underline-color="font-color"/>
    </style:style>
    <style:style style:name="T30" style:family="text">
      <style:text-properties fo:color="#000000"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1" style:family="text">
      <style:text-properties fo:color="#000000" fo:font-size="12pt" fo:font-weight="normal" officeooo:rsid="0030ced4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2" style:family="text">
      <style:text-properties fo:color="#000000" fo:font-size="12pt" fo:font-weight="normal" officeooo:rsid="0063b9dd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3" style:family="text">
      <style:text-properties fo:color="#000000" fo:font-size="12pt" fo:font-weight="normal" officeooo:rsid="005831d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4" style:family="text">
      <style:text-properties fo:color="#000000" fo:font-size="12pt" fo:font-weight="normal" officeooo:rsid="005b6cb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5" style:family="text">
      <style:text-properties fo:color="#000000" fo:font-size="12pt" fo:font-weight="normal" officeooo:rsid="005a2d6e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6" style:family="text">
      <style:text-properties fo:color="#000000" fo:font-size="12pt" fo:font-weight="normal" officeooo:rsid="0052edc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7" style:family="text">
      <style:text-properties fo:color="#000000" fo:font-size="12pt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8" style:family="text">
      <style:text-properties fo:color="#000000" fo:font-size="12pt" fo:font-weight="normal" officeooo:rsid="0061705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9" style:family="text">
      <style:text-properties fo:color="#000000" fo:font-size="12pt" fo:font-weight="normal" officeooo:rsid="001a8142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40" style:family="text">
      <style:text-properties fo:color="#000000"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41" style:family="text">
      <style:text-properties fo:color="#000000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2" style:family="text">
      <style:text-properties fo:color="#000000" fo:font-size="12pt" fo:font-weight="bold" officeooo:rsid="00622c0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3" style:family="text">
      <style:text-properties fo:color="#000000" fo:font-size="12pt" fo:font-weight="bold" officeooo:rsid="002d9598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4" style:family="text">
      <style:text-properties fo:color="#000000" fo:font-size="12pt" fo:font-weight="bold" officeooo:rsid="0030ced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5" style:family="text">
      <style:text-properties fo:color="#000000" fo:font-size="12pt" fo:font-weight="bold" officeooo:rsid="0013405f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6" style:family="text">
      <style:text-properties fo:color="#000000" fo:font-size="12pt" fo:font-weight="bold" officeooo:rsid="0065920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7" style:family="text">
      <style:text-properties fo:color="#000000"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8" style:family="text">
      <style:text-properties fo:color="#000000" fo:font-size="12pt" fo:font-weight="bold" officeooo:rsid="0052edc5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9" style:family="text">
      <style:text-properties fo:color="#000000" fo:font-size="12pt" fo:font-weight="bold" officeooo:rsid="003adbfd" style:font-name-asian="Arial1" style:font-size-asian="12pt" style:font-weight-asian="bold" style:font-name-complex="Arial1" style:font-size-complex="12pt" style:language-complex="pt" style:country-complex="PT"/>
    </style:style>
    <style:style style:name="T50" style:family="text">
      <style:text-properties fo:color="#000000" fo:font-size="12pt" fo:font-weight="bold" officeooo:rsid="005831da" style:font-name-asian="Arial1" style:font-size-asian="12pt" style:font-weight-asian="bold" style:font-name-complex="Arial1" style:font-size-complex="12pt" style:language-complex="pt" style:country-complex="PT"/>
    </style:style>
    <style:style style:name="T51" style:family="text">
      <style:text-properties fo:color="#000000" fo:font-size="12pt" fo:font-weight="bold" officeooo:rsid="0052edc5" style:font-name-asian="Arial1" style:font-size-asian="12pt" style:font-weight-asian="bold" style:font-name-complex="Arial1" style:font-size-complex="12pt" style:language-complex="pt" style:country-complex="PT"/>
    </style:style>
    <style:style style:name="T52" style:family="text">
      <style:text-properties fo:color="#000000" fo:font-size="12pt" fo:font-weight="bold" officeooo:rsid="00500d21" style:font-name-asian="Arial1" style:font-size-asian="12pt" style:font-weight-asian="bold" style:font-name-complex="Arial1" style:font-size-complex="12pt" style:language-complex="pt" style:country-complex="PT"/>
    </style:style>
    <style:style style:name="T53" style:family="text">
      <style:text-properties fo:color="#000000" fo:font-size="12pt" fo:font-weight="bold" officeooo:rsid="004b2349" style:font-name-asian="Arial1" style:font-size-asian="12pt" style:font-weight-asian="bold" style:font-name-complex="Arial1" style:font-size-complex="12pt" style:language-complex="pt" style:country-complex="PT"/>
    </style:style>
    <style:style style:name="T54" style:family="text">
      <style:text-properties fo:color="#000000" fo:font-size="12pt" fo:font-weight="bold" officeooo:rsid="001b7398" style:font-name-asian="Arial1" style:font-size-asian="12pt" style:font-weight-asian="bold" style:font-name-complex="Arial1" style:font-size-complex="12pt" style:language-complex="pt" style:country-complex="PT"/>
    </style:style>
    <style:style style:name="T55" style:family="text">
      <style:text-properties fo:color="#000000" fo:font-size="12pt" fo:font-weight="bold" officeooo:rsid="001a8142" style:font-name-asian="Arial1" style:font-size-asian="12pt" style:font-weight-asian="bold" style:font-name-complex="Arial1" style:font-size-complex="12pt" style:language-complex="pt" style:country-complex="PT"/>
    </style:style>
    <style:style style:name="T56" style:family="text">
      <style:text-properties fo:color="#000000" fo:font-size="12pt" fo:font-weight="bold" officeooo:rsid="002803c2" style:font-name-asian="Arial1" style:font-size-asian="12pt" style:font-weight-asian="bold" style:font-name-complex="Arial1" style:font-size-complex="12pt" style:language-complex="pt" style:country-complex="PT"/>
    </style:style>
    <style:style style:name="T57" style:family="text">
      <style:text-properties fo:color="#000000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58" style:family="text">
      <style:text-properties fo:color="#000000" fo:font-size="12pt" fo:font-weight="bold" officeooo:rsid="0061705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59" style:family="text">
      <style:text-properties fo:color="#000000" fo:font-size="12pt" fo:font-weight="bold" officeooo:rsid="001a8142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60" style:family="text">
      <style:text-properties fo:color="#000000" fo:font-size="12pt" fo:font-weight="bold" officeooo:rsid="001b739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61" style:family="text">
      <style:text-properties fo:color="#000000" fo:font-size="12pt" fo:font-weight="bold" officeooo:rsid="00617058" style:font-name-asian="Arial1" style:font-size-asian="12pt" style:font-weight-asian="bold" style:font-name-complex="Arial1" style:font-size-complex="12pt" style:language-complex="pt" style:country-complex="PT"/>
    </style:style>
    <style:style style:name="T62" style:family="text">
      <style:text-properties fo:font-variant="normal" fo:text-transform="none" fo:color="#000000" fo:font-size="12pt" fo:letter-spacing="normal" fo:font-style="normal" fo:font-weight="normal" officeooo:rsid="001b7398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63" style:family="text">
      <style:text-properties fo:font-variant="normal" fo:text-transform="none" fo:color="#000000" fo:font-size="12pt" fo:letter-spacing="normal" fo:font-style="normal" fo:font-weight="normal" officeooo:rsid="006bd5d5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64" style:family="text">
      <style:text-properties fo:font-variant="normal" fo:text-transform="none" fo:color="#000000" fo:font-size="12pt" fo:letter-spacing="normal" fo:font-style="normal" fo:font-weight="normal" officeooo:rsid="00687119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5" style:family="text">
      <style:text-properties fo:font-variant="normal" fo:text-transform="none" fo:color="#000000" fo:font-size="12pt" fo:letter-spacing="normal" fo:font-style="normal" fo:font-weight="normal" officeooo:rsid="00673727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6" style:family="text">
      <style:text-properties fo:font-variant="normal" fo:text-transform="none" fo:color="#000000" fo:font-size="12pt" fo:letter-spacing="normal" fo:font-style="normal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7" style:family="text">
      <style:text-properties fo:font-variant="normal" fo:text-transform="none" fo:color="#000000" fo:font-size="12pt" fo:letter-spacing="normal" fo:font-style="normal" fo:font-weight="normal" officeooo:rsid="005631c6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8" style:family="text">
      <style:text-properties fo:font-variant="normal" fo:text-transform="none" fo:color="#000000" fo:font-size="12pt" fo:letter-spacing="normal" fo:font-style="normal" fo:font-weight="bold" officeooo:rsid="0061705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69" style:family="text">
      <style:text-properties fo:font-variant="normal" fo:text-transform="none" fo:letter-spacing="normal" fo:font-style="normal" fo:font-weight="normal" style:font-name-asian="Arial1" style:font-weight-asian="normal" style:font-name-complex="Arial1" style:language-complex="pt" style:country-complex="PT" style:font-weight-complex="normal"/>
    </style:style>
    <style:style style:name="T70" style:family="text">
      <style:text-properties fo:font-variant="normal" fo:text-transform="none" fo:letter-spacing="normal" fo:font-style="normal" fo:font-weight="normal" officeooo:rsid="00047fbc" style:font-name-asian="Arial1" style:font-weight-asian="normal" style:font-name-complex="Arial1" style:language-complex="pt" style:country-complex="PT" style:font-weight-complex="normal"/>
    </style:style>
    <style:style style:name="T71" style:family="text">
      <style:text-properties fo:font-variant="normal" fo:text-transform="none" style:font-name="arial" fo:font-size="12pt" fo:letter-spacing="normal" fo:font-style="normal" fo:font-weight="bold" officeooo:rsid="0021094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72" style:family="text">
      <style:text-properties fo:font-variant="normal" fo:text-transform="none" style:font-name="arial" fo:font-size="12pt" fo:letter-spacing="normal" fo:font-style="normal" fo:font-weight="bold" officeooo:rsid="003bc01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73" style:family="text">
      <style:text-properties fo:font-variant="normal" fo:text-transform="none" style:font-name="arial" fo:font-size="12pt" fo:letter-spacing="normal" fo:font-style="normal" fo:font-weight="bold" officeooo:rsid="003adbfd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74" style:family="text">
      <style:text-properties fo:font-variant="normal" fo:text-transform="none" style:font-name="arial" fo:font-size="12pt" fo:letter-spacing="normal" fo:font-style="normal" fo:font-weight="normal" officeooo:rsid="003bc01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75" style:family="text">
      <style:text-properties fo:font-variant="normal" fo:text-transform="none" style:font-name="arial" fo:font-size="12pt" fo:letter-spacing="normal" fo:font-style="normal" fo:font-weight="normal" officeooo:rsid="0021094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76" style:family="text">
      <style:text-properties fo:font-weight="bold" style:font-weight-asian="bold" style:font-name-complex="Arial1" style:language-complex="pt" style:country-complex="PT"/>
    </style:style>
    <style:style style:name="T77" style:family="text">
      <style:text-properties fo:font-weight="bold" officeooo:rsid="00222d90" style:font-weight-asian="bold" style:font-name-complex="Arial1" style:language-complex="pt" style:country-complex="PT"/>
    </style:style>
    <style:style style:name="T78" style:family="text">
      <style:text-properties fo:font-weight="bold" officeooo:rsid="00047fbc" style:font-weight-asian="bold" style:font-name-complex="Arial1" style:language-complex="pt" style:country-complex="PT"/>
    </style:style>
    <style:style style:name="T79" style:family="text">
      <style:text-properties fo:font-weight="bold" officeooo:rsid="000ea3a0" style:font-weight-asian="bold" style:font-name-complex="Arial1" style:language-complex="pt" style:country-complex="PT"/>
    </style:style>
    <style:style style:name="T80" style:family="text">
      <style:text-properties fo:font-weight="bold" officeooo:rsid="00390218" style:font-weight-asian="bold" style:font-name-complex="Arial1" style:language-complex="pt" style:country-complex="PT"/>
    </style:style>
    <style:style style:name="T81" style:family="text">
      <style:text-properties fo:font-weight="bold" style:font-name-asian="Arial1" style:font-weight-asian="bold" style:font-name-complex="Arial1" style:language-complex="pt" style:country-complex="PT"/>
    </style:style>
    <style:style style:name="T82" style:family="text">
      <style:text-properties fo:font-weight="bold" officeooo:rsid="00047fbc" style:font-name-asian="Arial1" style:font-weight-asian="bold" style:font-name-complex="Arial1" style:language-complex="pt" style:country-complex="PT"/>
    </style:style>
    <style:style style:name="T83" style:family="text">
      <style:text-properties fo:font-weight="bold" style:font-name-asian="Arial1" style:font-weight-asian="bold" style:font-name-complex="Arial1" style:language-complex="pt" style:country-complex="PT" style:font-weight-complex="bold"/>
    </style:style>
    <style:style style:name="T84" style:family="text">
      <style:text-properties fo:font-weight="bold" officeooo:rsid="0013405f" style:font-name-asian="Arial1" style:font-weight-asian="bold" style:font-name-complex="Arial1" style:language-complex="pt" style:country-complex="PT" style:font-weight-complex="bold"/>
    </style:style>
    <style:style style:name="T85" style:family="text">
      <style:text-properties fo:font-weight="bold" officeooo:rsid="001530fc" style:font-name-asian="Arial1" style:font-weight-asian="bold" style:font-name-complex="Arial1" style:language-complex="pt" style:country-complex="PT" style:font-weight-complex="bold"/>
    </style:style>
    <style:style style:name="T86" style:family="text">
      <style:text-properties fo:font-weight="bold" officeooo:rsid="00169323" style:font-name-asian="Arial1" style:font-weight-asian="bold" style:font-name-complex="Arial1" style:language-complex="pt" style:country-complex="PT" style:font-weight-complex="bold"/>
    </style:style>
    <style:style style:name="T87" style:family="text">
      <style:text-properties fo:font-weight="bold" officeooo:rsid="002d9598" style:font-name-asian="Arial1" style:font-weight-asian="bold" style:font-name-complex="Arial1" style:language-complex="pt" style:country-complex="PT" style:font-weight-complex="bold"/>
    </style:style>
    <style:style style:name="T88" style:family="text">
      <style:text-properties fo:font-weight="bold" officeooo:rsid="0030ced4" style:font-name-asian="Arial1" style:font-weight-asian="bold" style:font-name-complex="Arial1" style:language-complex="pt" style:country-complex="PT" style:font-weight-complex="bold"/>
    </style:style>
    <style:style style:name="T89" style:family="text">
      <style:text-properties fo:font-weight="bold" officeooo:rsid="003adbfd" style:font-name-asian="Arial1" style:font-weight-asian="bold" style:font-name-complex="Arial1" style:language-complex="pt" style:country-complex="PT" style:font-weight-complex="bold"/>
    </style:style>
    <style:style style:name="T90" style:family="text">
      <style:text-properties fo:font-weight="bold" officeooo:rsid="00500d21" style:font-name-asian="Arial1" style:font-weight-asian="bold" style:font-name-complex="Arial1" style:language-complex="pt" style:country-complex="PT" style:font-weight-complex="bold"/>
    </style:style>
    <style:style style:name="T91" style:family="text">
      <style:text-properties fo:font-weight="bold" officeooo:rsid="001b7398" style:font-name-asian="Arial1" style:font-weight-asian="bold" style:font-name-complex="Arial1" style:language-complex="pt" style:country-complex="PT"/>
    </style:style>
    <style:style style:name="T92" style:family="text">
      <style:text-properties fo:font-weight="bold" officeooo:rsid="001a8142" style:font-name-asian="Arial1" style:font-weight-asian="bold" style:font-name-complex="Arial1" style:language-complex="pt" style:country-complex="PT"/>
    </style:style>
    <style:style style:name="T93" style:family="text">
      <style:text-properties fo:font-weight="bold" officeooo:rsid="002803c2" style:font-name-asian="Arial1" style:font-weight-asian="bold" style:font-name-complex="Arial1" style:language-complex="pt" style:country-complex="PT"/>
    </style:style>
    <style:style style:name="T94" style:family="text">
      <style:text-properties fo:font-weight="bold" officeooo:rsid="002d9598" style:font-name-asian="Arial1" style:font-weight-asian="bold" style:font-name-complex="Arial1" style:language-complex="pt" style:country-complex="PT"/>
    </style:style>
    <style:style style:name="T95" style:family="text">
      <style:text-properties fo:font-weight="bold" officeooo:rsid="003adbfd" style:font-name-asian="Arial1" style:font-weight-asian="bold" style:font-name-complex="Arial1" style:language-complex="pt" style:country-complex="PT"/>
    </style:style>
    <style:style style:name="T96" style:family="text">
      <style:text-properties fo:font-weight="bold" officeooo:rsid="00500d21" style:font-name-asian="Arial1" style:font-weight-asian="bold" style:font-name-complex="Arial1" style:language-complex="pt" style:country-complex="PT"/>
    </style:style>
    <style:style style:name="T97" style:family="text">
      <style:text-properties fo:font-weight="bold" officeooo:rsid="001530fc" fo:background-color="#ffffff" loext:char-shading-value="0" style:font-name-asian="Arial1" style:font-weight-asian="bold" style:font-name-complex="Arial1" style:language-complex="pt" style:country-complex="PT" style:font-weight-complex="bold"/>
    </style:style>
    <style:style style:name="T98" style:family="text">
      <style:text-properties fo:font-weight="normal" style:font-name-asian="Arial1" style:font-weight-asian="normal" style:font-name-complex="Arial1" style:language-complex="pt" style:country-complex="PT" style:font-weight-complex="normal"/>
    </style:style>
    <style:style style:name="T99" style:family="text">
      <style:text-properties fo:font-weight="normal" officeooo:rsid="001a8142" style:font-name-asian="Arial1" style:font-weight-asian="normal" style:font-name-complex="Arial1" style:language-complex="pt" style:country-complex="PT" style:font-weight-complex="normal"/>
    </style:style>
    <style:style style:name="T100" style:family="text">
      <style:text-properties fo:font-weight="normal" officeooo:rsid="00075bc8" style:font-name-asian="Arial1" style:font-weight-asian="normal" style:font-name-complex="Arial1" style:language-complex="pt" style:country-complex="PT" style:font-weight-complex="normal"/>
    </style:style>
    <style:style style:name="T101" style:family="text">
      <style:text-properties fo:font-weight="normal" officeooo:rsid="0005cd84" style:font-name-asian="Arial1" style:font-weight-asian="normal" style:font-name-complex="Arial1" style:language-complex="pt" style:country-complex="PT" style:font-weight-complex="normal"/>
    </style:style>
    <style:style style:name="T102" style:family="text">
      <style:text-properties fo:font-weight="normal" officeooo:rsid="000ea3a0" style:font-name-asian="Arial1" style:font-weight-asian="normal" style:font-name-complex="Arial1" style:language-complex="pt" style:country-complex="PT" style:font-weight-complex="normal"/>
    </style:style>
    <style:style style:name="T103" style:family="text">
      <style:text-properties fo:font-weight="normal" officeooo:rsid="00125cbe" style:font-name-asian="Arial1" style:font-weight-asian="normal" style:font-name-complex="Arial1" style:language-complex="pt" style:country-complex="PT" style:font-weight-complex="normal"/>
    </style:style>
    <style:style style:name="T104" style:family="text">
      <style:text-properties fo:font-weight="normal" officeooo:rsid="000baeaf" style:font-name-asian="Arial1" style:font-weight-asian="normal" style:font-name-complex="Arial1" style:language-complex="pt" style:country-complex="PT" style:font-weight-complex="normal"/>
    </style:style>
    <style:style style:name="T105" style:family="text">
      <style:text-properties fo:font-weight="normal" officeooo:rsid="002d9598" style:font-name-asian="Arial1" style:font-weight-asian="normal" style:font-name-complex="Arial1" style:language-complex="pt" style:country-complex="PT" style:font-weight-complex="normal"/>
    </style:style>
    <style:style style:name="T106" style:family="text">
      <style:text-properties fo:font-weight="normal" officeooo:rsid="0030ced4" style:font-name-asian="Arial1" style:font-weight-asian="normal" style:font-name-complex="Arial1" style:language-complex="pt" style:country-complex="PT" style:font-weight-complex="normal"/>
    </style:style>
    <style:style style:name="T107" style:family="text">
      <style:text-properties fo:font-weight="normal" officeooo:rsid="003adbfd" style:font-name-asian="Arial1" style:font-weight-asian="normal" style:font-name-complex="Arial1" style:language-complex="pt" style:country-complex="PT" style:font-weight-complex="normal"/>
    </style:style>
    <style:style style:name="T108" style:family="text">
      <style:text-properties fo:font-weight="normal" officeooo:rsid="0045a71c" style:font-name-asian="Arial1" style:font-weight-asian="normal" style:font-name-complex="Arial1" style:language-complex="pt" style:country-complex="PT" style:font-weight-complex="normal"/>
    </style:style>
    <style:style style:name="T109" style:family="text">
      <style:text-properties fo:font-weight="normal" officeooo:rsid="00500d21" style:font-name-asian="Arial1" style:font-weight-asian="normal" style:font-name-complex="Arial1" style:language-complex="pt" style:country-complex="PT" style:font-weight-complex="normal"/>
    </style:style>
    <style:style style:name="T110" style:family="text">
      <style:text-properties style:font-name-asian="Arial1" style:font-name-complex="Arial1" style:language-complex="pt" style:country-complex="PT"/>
    </style:style>
    <style:style style:name="T111" style:family="text">
      <style:text-properties officeooo:rsid="0013405f" style:font-name-asian="Arial1" style:font-name-complex="Arial1" style:language-complex="pt" style:country-complex="PT"/>
    </style:style>
    <style:style style:name="T112" style:family="text">
      <style:text-properties officeooo:rsid="001a8142" style:font-name-asian="Arial1" style:font-name-complex="Arial1" style:language-complex="pt" style:country-complex="PT"/>
    </style:style>
    <style:style style:name="T113" style:family="text">
      <style:text-properties officeooo:rsid="0017e9c9" style:font-name-asian="Arial1" style:font-name-complex="Arial1" style:language-complex="pt" style:country-complex="PT"/>
    </style:style>
    <style:style style:name="T114" style:family="text">
      <style:text-properties officeooo:rsid="00169323" style:font-name-asian="Arial1" style:font-name-complex="Arial1" style:language-complex="pt" style:country-complex="PT"/>
    </style:style>
    <style:style style:name="T115" style:family="text">
      <style:text-properties officeooo:rsid="001530fc" style:font-name-asian="Arial1" style:font-name-complex="Arial1" style:language-complex="pt" style:country-complex="PT"/>
    </style:style>
    <style:style style:name="T116" style:family="text">
      <style:text-properties style:font-name-asian="Arial1" style:font-name-complex="Arial1" style:language-complex="pt" style:country-complex="PT" style:font-weight-complex="bold"/>
    </style:style>
    <style:style style:name="T117" style:family="text">
      <style:text-properties officeooo:rsid="001530fc" style:font-name-asian="Arial1" style:font-name-complex="Arial1" style:language-complex="pt" style:country-complex="PT" style:font-weight-complex="bold"/>
    </style:style>
    <style:style style:name="T118" style:family="text">
      <style:text-properties fo:background-color="#ffffff" loext:char-shading-value="0" style:font-name-complex="Arial1"/>
    </style:style>
    <style:style style:name="T119" style:family="text">
      <style:text-properties officeooo:rsid="0013405f" fo:background-color="#ffffff" loext:char-shading-value="0" style:font-name-complex="Arial1"/>
    </style:style>
    <style:style style:name="T120" style:family="text">
      <style:text-properties officeooo:rsid="0017e9c9" fo:background-color="#ffffff" loext:char-shading-value="0" style:font-name-complex="Arial1"/>
    </style:style>
    <style:style style:name="T121" style:family="text">
      <style:text-properties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122" style:family="text">
      <style:text-properties fo:font-size="12pt" fo:font-weight="bold" officeooo:rsid="003adbfd" style:font-name-asian="Arial1" style:font-size-asian="12pt" style:font-weight-asian="bold" style:font-name-complex="Arial1" style:font-size-complex="12pt" style:language-complex="pt" style:country-complex="PT"/>
    </style:style>
    <style:style style:name="T123" style:family="text">
      <style:text-properties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24" style:family="text">
      <style:text-properties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25" style:family="text">
      <style:text-properties fo:font-size="12pt" fo:font-weight="bold" officeooo:rsid="0033ee90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26" style:family="text">
      <style:text-properties fo:font-size="12pt" fo:font-weight="bold" officeooo:rsid="0013405f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27" style:family="text">
      <style:text-properties fo:font-size="12pt" fo:font-weight="bold" officeooo:rsid="006feba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28" style:family="text">
      <style:text-properties fo:font-size="12pt" fo:font-weight="bold" officeooo:rsid="005831da" style:font-name-asian="Arial1" style:font-size-asian="12pt" style:font-weight-asian="bold" style:font-name-complex="Arial1" style:font-size-complex="12pt" style:language-complex="pt" style:country-complex="PT"/>
    </style:style>
    <style:style style:name="T129" style:family="text">
      <style:text-properties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30" style:family="text">
      <style:text-properties fo:font-size="12pt" fo:font-weight="normal" officeooo:rsid="005831d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31" style:family="text">
      <style:text-properties fo:font-size="12pt" fo:font-weight="normal" officeooo:rsid="005b6cb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32" style:family="text">
      <style:text-properties fo:font-size="12pt" fo:font-weight="normal" officeooo:rsid="005d1822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33" style:family="text">
      <style:text-properties fo:font-size="12pt" fo:font-weight="normal" officeooo:rsid="0033ee90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34" style:family="text">
      <style:text-properties officeooo:rsid="007552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João Paulo Hotequil</text:p>
      <text:h text:style-name="P30" text:outline-level="2"><text:span text:style-name="T5">Minha página na web: </text:span><text:a xlink:type="simple" xlink:href="https://hotequil.tech/" text:style-name="Internet_20_link" text:visited-style-name="Visited_20_Internet_20_Link"><text:span text:style-name="T9">https://hotequil.tech</text:span></text:a><text:span text:style-name="T5"> (</text:span><text:span text:style-name="T6">portfólio</text:span><text:span text:style-name="T5">). </text:span><text:span text:style-name="T3">Para informações </text:span><text:span text:style-name="T4">pessoais</text:span><text:span text:style-name="T3">, </text:span><text:span text:style-name="T4">peço que </text:span><text:span text:style-name="T3">favor entr</text:span><text:span text:style-name="T4">e</text:span><text:span text:style-name="T3"> em contato </text:span><text:span text:style-name="T4">comigo </text:span><text:span text:style-name="T3">pelo e</text:span><text:span text:style-name="T2">-mail </text:span><text:a xlink:type="simple" xlink:href="mailto:hotequil@protonmail.com" text:style-name="Internet_20_link" text:visited-style-name="Visited_20_Internet_20_Link"><text:span text:style-name="T17">h</text:span></text:a><text:a xlink:type="simple" xlink:href="mailto:joaohotequil@gmail.com" text:style-name="ListLabel_20_12" text:visited-style-name="ListLabel_20_12"><text:span text:style-name="Internet_20_link"><text:span text:style-name="T16">otequil@</text:span></text:span></text:a><text:a xlink:type="simple" xlink:href="mailto:joaohotequil@gmail.com" text:style-name="ListLabel_20_12" text:visited-style-name="ListLabel_20_12"><text:span text:style-name="Internet_20_link"><text:span text:style-name="T18">protonmail</text:span></text:span></text:a><text:a xlink:type="simple" xlink:href="mailto:joaohotequil@gmail.com" text:style-name="ListLabel_20_12" text:visited-style-name="ListLabel_20_12"><text:span text:style-name="Internet_20_link"><text:span text:style-name="T29">.com</text:span></text:span></text:a><text:span text:style-name="Internet_20_link"><text:span text:style-name="T7">, </text:span></text:span><text:span text:style-name="Internet_20_link"><text:span text:style-name="T8">desde já agradeço</text:span></text:span><text:span text:style-name="Internet_20_link"><text:span text:style-name="T1">. </text:span></text:span></text:h>
      <text:h text:style-name="P29" text:outline-level="1"/>
      <text:h text:style-name="P28" text:outline-level="1"><text:span text:style-name="T77">O que eu tenho a dizer</text:span><text:span text:style-name="T76">:</text:span></text:h>
      <text:p text:style-name="P26">O meu nome é João Paulo Hotequil, trabalho desde os 14 anos de idade na área de TI, mexendo com hardware, com 16 anos decidi iniciar a jornada nos códigos, criei uma rotina de estudos sólida, com isso consegui o meu primeiro emprego como programador, busco sempre me aperfeiçoar com cursos e certificações que viso e almejo obter para implementar o conhecimento que aprendi onde trabalho e nos meus projetos pessoais. Acredito muito na tecnologia como um meio para descentralização da sociedade, barateamento de custos, geração de empregos e facilitação geral da vida de todos, porém para isso precisamos de pessoas capacitadas, curiosas, focadas, que saibam trabalhar em equipe, tenham vontade de aprender e compartilhar conhecimento, também que gostem de achar soluções para resolver diferentes problemas, tendo sempre visão na acessibilidade, responsividade, performance, semântica, usabilidade, inclusão e bom design, e eu trabalho todos os dias para evoluir esses pontos!</text:p>
      <text:p text:style-name="P4"/>
      <text:h text:style-name="P28" text:outline-level="1"><text:span text:style-name="T80">Formações</text:span><text:span text:style-name="T76">:</text:span></text:h>
      <text:h text:style-name="P27" text:outline-level="1"><text:span text:style-name="lt-line-clamp_5f__5f_raw-line"><text:span text:style-name="T71">[fevereiro de </text:span></text:span><text:span text:style-name="lt-line-clamp_5f__5f_raw-line"><text:span text:style-name="T72">2021</text:span></text:span><text:span text:style-name="lt-line-clamp_5f__5f_raw-line"><text:span text:style-name="T71"> – </text:span></text:span><text:span text:style-name="lt-line-clamp_5f__5f_raw-line"><text:span text:style-name="T72">até o momento</text:span></text:span><text:span text:style-name="lt-line-clamp_5f__5f_raw-line"><text:span text:style-name="T71">] </text:span></text:span><text:span text:style-name="lt-line-clamp_5f__5f_raw-line"><text:span text:style-name="T72">FIAP</text:span></text:span><text:span text:style-name="lt-line-clamp_5f__5f_raw-line"><text:span text:style-name="T71"> | </text:span></text:span><text:span text:style-name="lt-line-clamp_5f__5f_raw-line"><text:span text:style-name="T73">Educação a distância</text:span></text:span><text:span text:style-name="lt-line-clamp_5f__5f_raw-line"><text:span text:style-name="T71">: </text:span></text:span><text:span text:style-name="lt-line-clamp_5f__5f_raw-line"><text:span text:style-name="T74">estou cursando sistemas de informação (bacharelado) em uma graduação online de quatro anos</text:span></text:span><text:span text:style-name="lt-line-clamp_5f__5f_raw-line"><text:span text:style-name="T75">.</text:span></text:span></text:h>
      <text:p text:style-name="P5"><text:span text:style-name="T81">[fevereiro de 2018 – dezembro de 20</text:span><text:span text:style-name="T82">19</text:span><text:span text:style-name="T81">] </text:span><text:span text:style-name="T83">E.E.B. Professor Honório Miranda | Gaspar, Santa Catarina: </text:span><text:span text:style-name="T99">c</text:span><text:span text:style-name="T69">ursei o segundo e terceiro ano do ensino médio.</text:span></text:p>
      <text:p text:style-name="P5"><text:span text:style-name="T81">[fevereiro de 2006 – dezembro de 2017] </text:span><text:span text:style-name="T83">Madre Francisca Lampel | Gaspar, Santa Catarina: </text:span><text:span text:style-name="T99">c</text:span><text:span text:style-name="T70">ursei o ensino fundamental (I e II) e o primeiro ano do ensino médio.</text:span></text:p>
      <text:p text:style-name="P14"/>
      <text:h text:style-name="P32" text:outline-level="1"><text:soft-page-break/><text:span text:style-name="T78">E</text:span><text:span text:style-name="T76">specializações, </text:span><text:span text:style-name="T79">t</text:span><text:span text:style-name="T76">reinamentos e cursos </text:span><text:span text:style-name="T80">(tenho algumas outras certificações que acabei não colocando aqui)</text:span><text:span text:style-name="T76">:</text:span></text:h>
      <text:p text:style-name="P33"><text:span text:style-name="T19">[</text:span><text:span text:style-name="T28">abril</text:span><text:span text:style-name="T19"> de 20</text:span><text:span text:style-name="T27">2</text:span><text:span text:style-name="T28">3</text:span><text:span text:style-name="T19"> – </text:span><text:span text:style-name="T28">abril</text:span><text:span text:style-name="T27"> de 202</text:span><text:span text:style-name="T28">3</text:span><text:span text:style-name="T19">] </text:span><text:span text:style-name="T28">FLISoL</text:span><text:span text:style-name="T19"> </text:span><text:span text:style-name="T24">(</text:span><text:span text:style-name="T28">8 </text:span><text:span text:style-name="T24">horas)</text:span><text:span text:style-name="T19"> | </text:span><text:span text:style-name="T28">Blumenau</text:span><text:span text:style-name="T19">, Santa Catarina: </text:span><text:span text:style-name="T13">participei do evento </text:span><text:span text:style-name="T14">FLISoL </text:span><text:span text:style-name="T15">feito pela Hackerspace</text:span><text:span text:style-name="T10">.</text:span></text:p>
      <text:p text:style-name="P3"><text:span text:style-name="T19">[</text:span><text:span text:style-name="T26">novembro</text:span><text:span text:style-name="T19"> de 20</text:span><text:span text:style-name="T27">22</text:span><text:span text:style-name="T19"> – </text:span><text:span text:style-name="T26">novembro</text:span><text:span text:style-name="T19"> de 20</text:span><text:span text:style-name="T27">22</text:span><text:span text:style-name="T19">] </text:span><text:span text:style-name="T26">Front in Floripa</text:span><text:span text:style-name="T19"> </text:span><text:span text:style-name="T24">(</text:span><text:span text:style-name="T27">10</text:span><text:span text:style-name="T24"> horas)</text:span><text:span text:style-name="T19"> | </text:span><text:span text:style-name="T26">Florianópolis</text:span><text:span text:style-name="T19">, Santa Catarina: </text:span><text:span text:style-name="T13">participei do evento Front in Floripa</text:span><text:span text:style-name="T10">.</text:span></text:p>
      <text:p text:style-name="P1"><text:span text:style-name="T19">[</text:span><text:span text:style-name="T20">julho</text:span><text:span text:style-name="T19"> de </text:span><text:span text:style-name="T21">202</text:span><text:span text:style-name="T22">2</text:span><text:span text:style-name="T19"> – </text:span><text:span text:style-name="T20">julho</text:span><text:span text:style-name="T19"> de </text:span><text:span text:style-name="T21">202</text:span><text:span text:style-name="T22">2</text:span><text:span text:style-name="T19">] </text:span><text:span text:style-name="T23">Apex</text:span><text:span text:style-name="T19"> </text:span><text:span text:style-name="T24">(</text:span><text:span text:style-name="T25">4</text:span><text:span text:style-name="T24"> horas)</text:span><text:span text:style-name="T19"> | Blumenau, Santa Catarina: </text:span><text:span text:style-name="T11">participei de um workshop sobre </text:span><text:span text:style-name="T12">soft skills</text:span><text:span text:style-name="T10">.</text:span></text:p>
      <text:p text:style-name="P20"><text:span text:style-name="T41">[</text:span><text:span text:style-name="T42">abril</text:span><text:span text:style-name="T41"> de </text:span><text:span text:style-name="T43">202</text:span><text:span text:style-name="T42">2</text:span><text:span text:style-name="T41"> – </text:span><text:span text:style-name="T42">abril</text:span><text:span text:style-name="T41"> de </text:span><text:span text:style-name="T43">202</text:span><text:span text:style-name="T42">2</text:span><text:span text:style-name="T41">] </text:span><text:span text:style-name="T44">Apex</text:span><text:span text:style-name="T41"> </text:span><text:span text:style-name="T45">(</text:span><text:span text:style-name="T46">4</text:span><text:span text:style-name="T45"> horas)</text:span><text:span text:style-name="T41"> | Blumenau, Santa Catarina: </text:span><text:span text:style-name="T31">participei de um workshop sobre </text:span><text:span text:style-name="T32">cultura organizacional das empresas de tecnologia</text:span><text:span text:style-name="T30">.</text:span></text:p>
      <text:p text:style-name="P16"><text:span text:style-name="T121">[</text:span><text:span text:style-name="T122">100% concluído</text:span><text:span text:style-name="T121">] </text:span><text:span text:style-name="T128">TestDome </text:span><text:span text:style-name="T123">| </text:span><text:span text:style-name="T124">Educação a distância</text:span><text:span text:style-name="T123">: </text:span><text:span text:style-name="T130">realizei um treinamento com questões sobre </text:span><text:span text:style-name="T132">Node.js</text:span><text:span text:style-name="T129">.</text:span></text:p>
      <text:p text:style-name="P16"><text:span text:style-name="T121">[</text:span><text:span text:style-name="T122">100% concluído</text:span><text:span text:style-name="T121">] </text:span><text:span text:style-name="T128">TestDome </text:span><text:span text:style-name="T123">| </text:span><text:span text:style-name="T124">Educação a distância</text:span><text:span text:style-name="T123">: </text:span><text:span text:style-name="T130">realizei um treinamento com questões sobre </text:span><text:span text:style-name="T132">JavaScript with jQuery</text:span><text:span text:style-name="T129">.</text:span></text:p>
      <text:p text:style-name="P17"><text:span text:style-name="T121">[</text:span><text:span text:style-name="T122">100% concluído</text:span><text:span text:style-name="T121">] </text:span><text:span text:style-name="T128">TestDome </text:span><text:span text:style-name="T123">| </text:span><text:span text:style-name="T124">Educação a distância</text:span><text:span text:style-name="T123">: </text:span><text:span text:style-name="T130">realizei um treinamento com questões sobre </text:span><text:span text:style-name="T132">Vue.js.</text:span></text:p>
      <text:p text:style-name="P17"><text:span text:style-name="T121">[</text:span><text:span text:style-name="T122">100% concluído</text:span><text:span text:style-name="T121">] </text:span><text:span text:style-name="T128">TestDome </text:span><text:span text:style-name="T123">| </text:span><text:span text:style-name="T124">Educação a distância</text:span><text:span text:style-name="T123">: </text:span><text:span text:style-name="T130">realizei um treinamento com questões sobre </text:span><text:span text:style-name="T131">TypeScript </text:span><text:span text:style-name="T132">e JavaScript.</text:span></text:p>
      <text:p text:style-name="P21"><text:span text:style-name="T40">[</text:span><text:span text:style-name="T49">100% concluído</text:span><text:span text:style-name="T40">] </text:span><text:span text:style-name="T50">TestDome </text:span><text:span text:style-name="T41">| </text:span><text:span text:style-name="T47">Educação a distância</text:span><text:span text:style-name="T41">: </text:span><text:span text:style-name="T33">realizei um treinamento com questões sobre </text:span><text:span text:style-name="T34">Angular e TypeScript.</text:span></text:p>
      <text:p text:style-name="P22"><text:span text:style-name="T40">[</text:span><text:span text:style-name="T49">100% concluído</text:span><text:span text:style-name="T40">] </text:span><text:span text:style-name="T50">TestDome </text:span><text:span text:style-name="T41">| </text:span><text:span text:style-name="T47">Educação a distância</text:span><text:span text:style-name="T41">: </text:span><text:span text:style-name="T33">realizei um treinamento com questões sobre </text:span><text:span text:style-name="T35">JavaScript.</text:span></text:p>
      <text:p text:style-name="P22"><text:span text:style-name="T40">[</text:span><text:span text:style-name="T49">100% concluído</text:span><text:span text:style-name="T40">] </text:span><text:span text:style-name="T50">TestDome </text:span><text:span text:style-name="T41">| </text:span><text:span text:style-name="T47">Educação a distância</text:span><text:span text:style-name="T41">: </text:span><text:span text:style-name="T33">realizei um treinamento com questões sobre Angular.</text:span></text:p>
      <text:p text:style-name="P22"><text:span text:style-name="T40">[</text:span><text:span text:style-name="T49">100% concluído</text:span><text:span text:style-name="T40">] </text:span><text:span text:style-name="T51">EW IT</text:span><text:span text:style-name="T52"> </text:span><text:span text:style-name="T47">(</text:span><text:span text:style-name="T48">16</text:span><text:span text:style-name="T47"> horas)</text:span><text:span text:style-name="T41"> | </text:span><text:span text:style-name="T47">Educação a distância</text:span><text:span text:style-name="T41">: </text:span><text:span text:style-name="T36">completei o curso de NodeJS.</text:span></text:p>
      <text:p text:style-name="P6"><text:span text:style-name="T81">[</text:span><text:span text:style-name="T95">100% concluído</text:span><text:span text:style-name="T81">] </text:span><text:span text:style-name="T96">FIAP – Nano Courses </text:span><text:span text:style-name="T89">(</text:span><text:span text:style-name="T90">60</text:span><text:span text:style-name="T89"> horas)</text:span><text:span text:style-name="T83"> | </text:span><text:span text:style-name="T89">Educação a distância</text:span><text:span text:style-name="T83">: </text:span><text:span text:style-name="T107">concluí </text:span><text:span text:style-name="T109">o </text:span><text:span text:style-name="T107">curso de </text:span><text:span text:style-name="T109">comunicação e semiótica nos Nano Courses.</text:span></text:p>
      <text:p text:style-name="P6"><text:span text:style-name="T81">[</text:span><text:span text:style-name="T95">100% concluído</text:span><text:span text:style-name="T81">] </text:span><text:span text:style-name="T89">Loiane Groner (28 horas)</text:span><text:span text:style-name="T83"> | </text:span><text:span text:style-name="T89">Educação a distância</text:span><text:span text:style-name="T83">: </text:span><text:span text:style-name="T107">concluí um curso de Angular pela plataforma online da Loiane Groner.</text:span></text:p>
      <text:p text:style-name="P6"><text:soft-page-break/><text:span text:style-name="T81">[</text:span><text:span text:style-name="T94">dezembro</text:span><text:span text:style-name="T81"> de </text:span><text:span text:style-name="T94">2020</text:span><text:span text:style-name="T81"> – </text:span><text:span text:style-name="T94">dezembro</text:span><text:span text:style-name="T81"> de </text:span><text:span text:style-name="T94">2020</text:span><text:span text:style-name="T81">] </text:span><text:span text:style-name="T94">Microsoft</text:span><text:span text:style-name="T83"> </text:span><text:span text:style-name="T84">(</text:span><text:span text:style-name="T87">2</text:span><text:span text:style-name="T84"> horas)</text:span><text:span text:style-name="T83"> | Blumenau, Santa Catarina: </text:span><text:span text:style-name="T105">realizei o exame 70-480 da Microsoft na ProWay com perguntas de HTML5, CSS3 e JavaScript, minha pontuação final foi de 909 pontos.</text:span></text:p>
      <text:p text:style-name="P6"><text:span text:style-name="T83">[</text:span><text:span text:style-name="T88">outubro</text:span><text:span text:style-name="T83"> de </text:span><text:span text:style-name="T87">2020</text:span><text:span text:style-name="T83"> – </text:span><text:span text:style-name="T88">outubro</text:span><text:span text:style-name="T83"> de </text:span><text:span text:style-name="T87">2020</text:span><text:span text:style-name="T83">] </text:span><text:span text:style-name="T88">Apex</text:span><text:span text:style-name="T83"> </text:span><text:span text:style-name="T84">(</text:span><text:span text:style-name="T88">3</text:span><text:span text:style-name="T84"> horas)</text:span><text:span text:style-name="T83"> | Blumenau, Santa Catarina: </text:span><text:span text:style-name="T106">participei de um workshop sobre empreendedorismo.</text:span></text:p>
      <text:p text:style-name="P7"><text:span text:style-name="T83">[</text:span><text:span text:style-name="T88">outubro</text:span><text:span text:style-name="T83"> de </text:span><text:span text:style-name="T87">2020</text:span><text:span text:style-name="T83"> – </text:span><text:span text:style-name="T88">outubro</text:span><text:span text:style-name="T83"> de </text:span><text:span text:style-name="T87">2020</text:span><text:span text:style-name="T83">] </text:span><text:span text:style-name="T88">Apex</text:span><text:span text:style-name="T83"> </text:span><text:span text:style-name="T84">(</text:span><text:span text:style-name="T88">3</text:span><text:span text:style-name="T84"> horas)</text:span><text:span text:style-name="T83"> | Blumenau, Santa Catarina: </text:span><text:span text:style-name="T106">participei de um workshop sobre planejamento de carreira</text:span><text:span text:style-name="T98">.</text:span></text:p>
      <text:p text:style-name="P2"><text:span text:style-name="T19">[</text:span><text:span text:style-name="T26">novembro</text:span><text:span text:style-name="T19"> de 2019 – </text:span><text:span text:style-name="T26">novembro</text:span><text:span text:style-name="T19"> de 2019] </text:span><text:span text:style-name="T26">Front in Floripa</text:span><text:span text:style-name="T19"> </text:span><text:span text:style-name="T24">(</text:span><text:span text:style-name="T27">10</text:span><text:span text:style-name="T24"> horas)</text:span><text:span text:style-name="T19"> | </text:span><text:span text:style-name="T26">Florianópolis</text:span><text:span text:style-name="T19">, Santa Catarina: </text:span><text:span text:style-name="T13">participei do evento Front in Floripa</text:span><text:span text:style-name="T10">.</text:span></text:p>
      <text:p text:style-name="P8"><text:span text:style-name="T81">[janeiro de 2019 – junho de 2019]</text:span><text:span text:style-name="T110"> </text:span><text:span text:style-name="T83">Apex </text:span><text:span text:style-name="T84">(180 horas)</text:span><text:span text:style-name="T83"> | Blumenau, Santa Catarina: </text:span><text:span text:style-name="T99">t</text:span><text:span text:style-name="T98">reinamento de alta performance de desenvolvimento e programação </text:span><text:span text:style-name="T100">f</text:span><text:span text:style-name="T98">ront-end </text:span><text:span text:style-name="T101">usando</text:span><text:span text:style-name="T98"> HTML5, CSS3 </text:span><text:span text:style-name="T102">(SASS e SCSS)</text:span><text:span text:style-name="T98">, JavaScript, TypeScript, testes, Angular 6, ReactJS, VueJS, Git </text:span><text:span text:style-name="T101">e </text:span><text:span text:style-name="T98">GitHub, </text:span><text:span text:style-name="T101">W</text:span><text:span text:style-name="T98">ebpack </text:span><text:span text:style-name="T101">e</text:span><text:span text:style-name="T98"> Gulp.</text:span></text:p>
      <text:p text:style-name="P8"><text:span text:style-name="T81">[dezembro de 2018 - dezembro de 2018]</text:span><text:span text:style-name="T110"> </text:span><text:span text:style-name="T83">Apex </text:span><text:span text:style-name="T84">(16 horas)</text:span><text:span text:style-name="T83"> | Blumenau, Santa Catarina: </text:span><text:span text:style-name="T99">tr</text:span><text:span text:style-name="T98">einamento de alta performance de </text:span><text:span text:style-name="T103">l</text:span><text:span text:style-name="T98">ógica de </text:span><text:span text:style-name="T103">p</text:span><text:span text:style-name="T98">rogramação </text:span><text:span text:style-name="T104">sobre</text:span><text:span text:style-name="T98"> boas práticas, manipulação de textos, criação de objetos, armazenamento de dados em listas e tópicos avançados </text:span><text:span text:style-name="T103">da linguagem</text:span><text:span text:style-name="T98">.</text:span></text:p>
      <text:p text:style-name="P9"><text:span text:style-name="T81">[dezembro de 2018 - dezembro de 2018]</text:span><text:span text:style-name="T110"> </text:span><text:span text:style-name="T83">Apex </text:span><text:span text:style-name="T84">(16 horas)</text:span><text:span text:style-name="T83"> | Blumenau, Santa Catarina: </text:span><text:span text:style-name="T99">t</text:span><text:span text:style-name="T98">reinamento</text:span><text:span text:style-name="T110"> de alta performance de </text:span><text:span text:style-name="T111">b</text:span><text:span text:style-name="T110">anco de </text:span><text:span text:style-name="T111">d</text:span><text:span text:style-name="T110">ados </text:span><text:span text:style-name="T111">sobre</text:span><text:span text:style-name="T110"> </text:span><text:span text:style-name="T118">instalação, configuração, conceitos básicos, comandos para manipulação de tabelas, texto </text:span><text:span text:style-name="T119">e</text:span><text:span text:style-name="T118"> data, operadores, </text:span><text:span text:style-name="T119">funções </text:span><text:span text:style-name="T118">básicas </text:span><text:span text:style-name="T119">e intermediárias</text:span><text:span text:style-name="T118">, normalização de dados, relacionamento entre tabelas, </text:span><text:span text:style-name="T119">unificação de </text:span><text:span text:style-name="T118">tabelas, realização de consultas, criação de views, indexação de tabelas, backup d</text:span><text:span text:style-name="T119">e</text:span><text:span text:style-name="T118"> dados e restaura</text:span><text:span text:style-name="T119">ção</text:span><text:span text:style-name="T118"> </text:span><text:span text:style-name="T119">d</text:span><text:span text:style-name="T118">as informações da base através do backup</text:span><text:span text:style-name="T110">.</text:span></text:p>
      <text:p text:style-name="P10"><text:span text:style-name="T81">[100% concluído]</text:span><text:span text:style-name="T110"> </text:span><text:span text:style-name="T83">Udemy </text:span><text:span text:style-name="T85">(</text:span><text:span text:style-name="T97">54 horas</text:span><text:span text:style-name="T85">)</text:span><text:span text:style-name="T83"> | </text:span><text:span text:style-name="T89">Educação a distância</text:span><text:span text:style-name="T83">:</text:span><text:span text:style-name="T110"> </text:span><text:span text:style-name="T112">t</text:span><text:span text:style-name="T110">reinamento básico de desenvolvimento e programação </text:span><text:span text:style-name="T113">f</text:span><text:span text:style-name="T110">ront-end </text:span><text:span text:style-name="T113">utilizando</text:span><text:span text:style-name="T110"> </text:span><text:span text:style-name="T118">HTML5, CSS3 </text:span><text:span text:style-name="T120">e</text:span><text:span text:style-name="T118"> J</text:span><text:span text:style-name="T120">ava</text:span><text:span text:style-name="T118">S</text:span><text:span text:style-name="T120">cript</text:span><text:span text:style-name="T118"> e</text:span><text:span text:style-name="T120">m cinco</text:span><text:span text:style-name="T118"> </text:span><text:span text:style-name="T120">p</text:span><text:span text:style-name="T118">rojetos.</text:span></text:p>
      <text:p text:style-name="P10"><text:span text:style-name="T81">[100% concluído]</text:span><text:span text:style-name="T110"> </text:span><text:span text:style-name="T83">Udemy </text:span><text:span text:style-name="T86">(10 horas)</text:span><text:span text:style-name="T83"> | </text:span><text:span text:style-name="T89">Educação a distância</text:span><text:span text:style-name="T83">:</text:span><text:span text:style-name="T110"> </text:span><text:span text:style-name="T112">t</text:span><text:span text:style-name="T110">reinamento básico de inglês </text:span><text:span text:style-name="T114">sobre</text:span><text:span text:style-name="T110"> </text:span><text:span text:style-name="T114">metodologia </text:span><text:span text:style-name="T110">para ser fluente.</text:span><text:bookmark text:name="_GoBack"/></text:p>
      <text:p text:style-name="P11"><text:span text:style-name="T81">[setembro de 2018 – fevereiro de 2019]</text:span><text:span text:style-name="T110"> </text:span><text:span text:style-name="T83">Instituto Mix </text:span><text:span text:style-name="T85">(96 horas)</text:span><text:span text:style-name="T83"> | Gaspar, Santa Catarina:</text:span><text:span text:style-name="T110"> </text:span><text:span text:style-name="T99">t</text:span><text:span text:style-name="T98">reinamento</text:span><text:span text:style-name="T110"> básico de </text:span><text:span text:style-name="T115">m</text:span><text:span text:style-name="T110">ontagem e </text:span><text:span text:style-name="T115">m</text:span><text:span text:style-name="T110">anutenção </text:span><text:span text:style-name="T115">de</text:span><text:span text:style-name="T110"> hardware e redes.</text:span></text:p>
      <text:p text:style-name="P11"><text:span text:style-name="T81">[maio de 2017 – outubro de 2018]</text:span><text:span text:style-name="T110"> </text:span><text:span text:style-name="T83">GERAR </text:span><text:span text:style-name="T85">(1280 horas)</text:span><text:span text:style-name="T83"> | Gaspar e Blumenau, Santa Catarina: </text:span><text:span text:style-name="T99">c</text:span><text:span text:style-name="T98">urso</text:span><text:span text:style-name="T116"> de </text:span><text:span text:style-name="T117">a</text:span><text:span text:style-name="T116">dministração como menor aprendiz.</text:span></text:p>
      <text:p text:style-name="P15"/>
      <text:p text:style-name="P18"><text:soft-page-break/>Experiência:</text:p>
      <text:p text:style-name="P23"><text:span text:style-name="T40">[</text:span><text:span text:style-name="T53">outubro </text:span><text:span text:style-name="T40">de </text:span><text:span text:style-name="T54">202</text:span><text:span text:style-name="T53">1</text:span><text:span text:style-name="T40"> – </text:span><text:span text:style-name="T53">até o momento</text:span><text:span text:style-name="T40">] </text:span><text:span text:style-name="T55">Desenvolvedor front-end</text:span><text:span text:style-name="T40"> | </text:span><text:span text:style-name="T53">Performa_IT</text:span><text:span text:style-name="T40">: </text:span><text:span text:style-name="T64">c</text:span><text:span text:style-name="T62">omo desenvolvedor front-end eu trabalho em ecommerces, sites de crowdfunding e sistemas em geral. Utilizo as tecnologias: React, Angular, AngularJS, NextJS, JavaScript, TypeScript, jQuery, </text:span><text:span text:style-name="T63">Storybook</text:span><text:span text:style-name="T62">, RxJS, HTML, CSS, SASS, Material Design, Bootstrap, Chakra UI, Git, Bitbucket, NPM e Yarn. Dou o meu máximo para entregar com a maior qualidade possível, gerando resultado e fazendo a diferença. Sempre através de trocas de ideias, soluções e revisões de códigos (pull requests), viso ajudar e auxiliar meus colegas de equipe</text:span><text:span text:style-name="T37">.</text:span></text:p>
      <text:p text:style-name="P24"><text:span text:style-name="T40">[</text:span><text:span text:style-name="T54">janeiro</text:span><text:span text:style-name="T40"> de </text:span><text:span text:style-name="T54">2020</text:span><text:span text:style-name="T40"> – </text:span><text:span text:style-name="T53">setembro de 2021</text:span><text:span text:style-name="T40">] </text:span><text:span text:style-name="T55">Desenvolvedor front-end</text:span><text:span text:style-name="T40"> | </text:span><text:span text:style-name="T55">Velow </text:span><text:span text:style-name="T56">Sistemas</text:span><text:span text:style-name="T40">: </text:span><text:span text:style-name="T65">t</text:span><text:span text:style-name="T66">rabalh</text:span><text:span text:style-name="T67">ei </text:span><text:span text:style-name="T66">como desenvolvedor front-end criando e dando manutenção em aplicações web utilizando tecnologicas como HTML, CSS, SASS, JavaScript, TypeScript, jQuery, NPM, Git, Material Design, Web Socket, Firebase Web Push Notifications, Service Worker, RxJS, AngularJS e Angular, também ajudei na iniciativa da implementação do HTTP2, na criação de uma Angular Library e auxiliando novos colegas de time</text:span><text:span text:style-name="T37">.</text:span></text:p>
      <text:p text:style-name="P12"><text:span text:style-name="T81">[maio de </text:span><text:span text:style-name="T92">2019</text:span><text:span text:style-name="T81"> – </text:span><text:span text:style-name="T91">dezembro de 2019</text:span><text:span text:style-name="T81">] </text:span><text:span text:style-name="T92">Estagiário de programação</text:span><text:span text:style-name="T81"> | </text:span><text:span text:style-name="T92">Velow </text:span><text:span text:style-name="T93">Sistemas</text:span><text:span text:style-name="T81">: </text:span><text:span text:style-name="T99">a</text:span><text:span text:style-name="T98">tuei como estagiário de programação </text:span><text:span text:style-name="T108">no time de front-end</text:span><text:span text:style-name="T98">, </text:span><text:span text:style-name="T108">após isso </text:span><text:span text:style-name="T98">consegui ser efetivado.</text:span></text:p>
      <text:p text:style-name="P25"><text:span text:style-name="T57">[</text:span><text:span text:style-name="T58">novembro</text:span><text:span text:style-name="T57"> de </text:span><text:span text:style-name="T59">201</text:span><text:span text:style-name="T58">8</text:span><text:span text:style-name="T57"> – </text:span><text:span text:style-name="T58">abril</text:span><text:span text:style-name="T60"> de 2019</text:span><text:span text:style-name="T57">] </text:span><text:span text:style-name="T58">Técnico de informática</text:span><text:span text:style-name="T57"> | </text:span><text:span text:style-name="T68">Autônomo</text:span><text:span text:style-name="T57">: </text:span><text:span text:style-name="T38">comecei a fazer manutenção em computadores e atender clientes</text:span><text:span text:style-name="T30">.</text:span></text:p>
      <text:p text:style-name="P13"><text:span text:style-name="T81">[maio de 2017 – outubro de 2018] Auxiliar de TI | Fazzenda Park Hotel: </text:span><text:span text:style-name="T99">e</text:span><text:span text:style-name="T98">u era um menor aprendiz, com 14 anos, tive muitas responsabilidades e ordens de serviço para fazer, ganhei muita experiência na parte de suporte.</text:span></text:p>
      <text:p text:style-name="P19"><text:span text:style-name="T40">[junho de 2016 – janeiro de 2017] </text:span><text:span text:style-name="T61">Locutor</text:span><text:span text:style-name="T40"> | Rádio Sentinela do Vale: </text:span><text:span text:style-name="T39">t</text:span><text:span text:style-name="T30">rabalhei com meu potencial de comunicação na rádio, apresentava um programa de entretenimento, chamado Variedades, junto de um coleg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3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64cm" fo:margin-bottom="0.353cm" loext:contextual-spacing="false" fo:line-height="100%" fo:keep-together="always" fo:keep-with-next="always"/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4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.353cm" loext:contextual-spacing="false" fo:keep-together="always" fo:keep-with-next="always"/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cm" fo:margin-bottom="0cm" loext:contextual-spacing="true" fo:line-height="100%"/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Informações_20_de_20_Contacto" style:display-name="Informações de Contacto" style:family="paragraph" style:parent-style-name="Standard" style:default-outline-level="">
      <style:paragraph-properties fo:margin-top="0.282cm" fo:margin-bottom="1.199cm" loext:contextual-spacing="false" fo:line-height="100%"/>
      <style:text-properties fo:color="#25c0d5" style:font-name="Arial" fo:font-family="Arial" style:font-family-generic="roman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List_20_Bullet" style:display-name="List Bullet" style:family="paragraph" style:parent-style-name="Standard" style:default-outline-level="">
      <style:paragraph-properties fo:margin-top="0cm" fo:margin-bottom="0.282cm" loext:contextual-spacing="true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color="#25c0d5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lock_20_Text" style:display-name="Block Text" style:family="paragraph" style:parent-style-name="Standard" style:default-outline-level="">
      <style:text-properties fo:font-size="15pt" style:font-name-asian="Arial1" style:font-family-asian="Arial" style:font-family-generic-asian="system" style:font-pitch-asian="variable" style:font-size-asian="15pt" style:font-style-complex="italic"/>
    </style:style>
    <style:style style:name="Default_20_Paragraph_20_Font" style:display-name="Default Paragraph Font" style:family="text"/>
    <style:style style:name="Título_20_Char" style:display-name="Título Char" style:family="text" style:parent-style-name="Default_20_Paragraph_20_Font"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Título_20_1_20_Char" style:display-name="Título 1 Char" style:family="text" style:parent-style-name="Default_20_Paragraph_20_Font"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151c3a"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tyle-complex="italic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>
      <style:text-properties fo:color="#25c0d5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5_20_Char" style:display-name="Título 5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25c0d5" style:text-underline-style="solid" style:text-underline-width="auto" style:text-underline-color="font-color"/>
    </style:style>
    <style:style style:name="lt-line-clamp_5f__5f_raw-line" style:display-name="lt-line-clamp__raw-line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color="#25c0d5"/>
    </style:style>
    <style:style style:name="ListLabel_20_11" style:display-name="ListLabel 11" style:family="text">
      <style:text-properties fo:color="#000000" fo:font-size="12pt" style:text-underline-style="none" style:font-size-asian="12pt" style:font-name-complex="Arial1" style:font-family-complex="Arial" style:font-family-generic-complex="system" style:font-pitch-complex="variable" style:font-size-complex="12pt"/>
    </style:style>
    <style:style style:name="ListLabel_20_12" style:display-name="ListLabel 12" style:family="text">
      <style:text-properties fo:color="#0d0d0d" style:font-name="Arial" fo:font-family="Arial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language-complex="pt" style:country-complex="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13cm" fo:margin-bottom="1.702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13cm" fo:margin-bottom="2.54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min</meta:initial-creator>
    <meta:editing-cycles>116</meta:editing-cycles>
    <meta:print-date>2019-02-01T12:54:00</meta:print-date>
    <meta:creation-date>2018-01-13T12:08:00</meta:creation-date>
    <dc:date>2023-04-18T19:52:41.294281995</dc:date>
    <meta:editing-duration>PT10H42M52S</meta:editing-duration>
    <meta:generator>LibreOffice/6.4.7.2$Linux_X86_64 LibreOffice_project/40$Build-2</meta:generator>
    <meta:document-statistic meta:table-count="0" meta:image-count="0" meta:object-count="0" meta:page-count="4" meta:paragraph-count="41" meta:word-count="1118" meta:character-count="7469" meta:non-whitespace-character-count="637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